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2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3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4" style:parent-style-name="Normal" style:family="paragraph">
      <style:paragraph-properties fo:text-align="justify" fo:margin-bottom="0in" fo:line-height="115%"/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5" style:parent-style-name="Normal" style:family="paragraph">
      <style:paragraph-properties fo:text-align="justify" fo:margin-bottom="0in" fo:line-height="115%"/>
    </style:style>
    <style:style style:name="T6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T7" style:parent-style-name="DefaultParagraphFont" style:family="text">
      <style:text-properties style:font-name="Times New Roman" style:font-name-complex="Times New Roman" fo:font-style="italic" style:font-style-asian="italic" fo:color="#333333" fo:font-size="12pt" style:font-size-asian="12pt" style:font-size-complex="12pt" fo:background-color="#FFFFFF"/>
    </style:style>
    <style:style style:name="T8" style:parent-style-name="DefaultParagraphFont" style:family="text">
      <style:text-properties style:font-name="Times New Roman" style:font-name-complex="Times New Roman" fo:color="#333333" fo:font-size="12pt" style:font-size-asian="12pt" style:font-size-complex="12pt" fo:background-color="#FFFFFF"/>
    </style:style>
    <style:style style:name="P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7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0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7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8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2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4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73" style:parent-style-name="Normal" style:family="paragraph">
      <style:paragraph-properties fo:text-align="justify"/>
    </style:style>
    <style:style style:name="T274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Copyeditor : Mathilde Nicolas.<text:s/></text:p>
      <text:p text:style-name="P2">Creator: Loret Jean (1595 ?-1665).<text:s/></text:p>
      <text:p text:style-name="P3">Title:<text:s/>« Régalante », La Muze historique, Lettre XXXI, Lettre en vers à Son Altesse Madame la Duchesse de Nemours. Du samedi 9 août 1664.</text:p>
      <text:p text:style-name="P4">Date:<text:s/>9 août<text:s/>1664.<text:s/></text:p>
      <text:p text:style-name="P5"><text:span text:style-name="T6">Bibl: Loret Jean,<text:s/></text:span><text:span text:style-name="T7">La muze historique, ou Recueil des lettres en vers contenant les nouvelles du temps : écrites à Son Altesse Mademoizelle de Longueville, depuis duchesse de Nemours (1650-1665)</text:span><text:span text:style-name="T8">, LIEU, Claude Chenault, ANNÉE.</text:span></text:p>
      <text:p text:style-name="P9"/>
      <text:p text:style-name="P10"/>
      <text:p text:style-name="P11">231</text:p>
      <text:p text:style-name="P12">LETTRE TRENTE-UNE</text:p>
      <text:p text:style-name="P13">Du [samedi ] neuviéme Aoust.</text:p>
      <text:p text:style-name="P14"/>
      <text:p text:style-name="P15">RÉGALANTE.</text:p>
      <text:p text:style-name="P16"/>
      <text:p text:style-name="P17">COMME on tient quazy pour certain</text:p>
      <text:p text:style-name="P18">Que le Légat viendra demain</text:p>
      <text:soft-page-break/>
      <text:p text:style-name="P19">Faire icy sa superbe Entrée,</text:p>
      <text:p text:style-name="P20">Des Gens-de-bien si dézirée,</text:p>
      <text:p text:style-name="P21">J'ay Peur d'être réduit au point</text:p>
      <text:p text:style-name="P22">De ne travailler du tout point ;</text:p>
      <text:p text:style-name="P23">Car voulant de cette Eminence</text:p>
      <text:p text:style-name="P24">Remarquer la magnificence,</text:p>
      <text:p text:style-name="P25">Et les honneurs qu'on luy fera</text:p>
      <text:p text:style-name="P26">Quand dans Paris il entrera,</text:p>
      <text:p text:style-name="P27">Il faut que je cherche une place,</text:p>
      <text:p text:style-name="P28">Non point parmy la populace,</text:p>
      <text:p text:style-name="P29">En ne payant qu'un patagon :</text:p>
      <text:p text:style-name="P30">Mais en balustrade, ou balcon,</text:p>
      <text:p text:style-name="P31">Ou dans une chambre, à mon aize,</text:p>
      <text:p text:style-name="P32">Ainsi sur une bonne chaize,</text:p>
      <text:p text:style-name="P33">Bien apuyé, bien acoudè,</text:p>
      <text:p text:style-name="P34">Et point du tout incommodé,</text:p>
      <text:soft-page-break/>
      <text:p text:style-name="P35">Comme si j'êtois un riche Homme,</text:p>
      <text:p text:style-name="P36">M’en<text:s/>dût-il coûter bonne somme:</text:p>
      <text:p text:style-name="P37">Chacun sçait que mes revenus</text:p>
      <text:p text:style-name="P38">Sont<text:s/>assez rares et menus,</text:p>
      <text:p text:style-name="P39">Mais,<text:s/>pour<text:s/>bien voir de beaux spectacles,</text:p>
      <text:p text:style-name="P40">Je suis libéral à miracles.</text:p>
      <text:p text:style-name="P41">Ainsi<text:s/>donc, si c'est Samedy,</text:p>
      <text:p text:style-name="P42">Sans remétre jusqu'à Lundy,</text:p>
      <text:p text:style-name="P43">Que cette Entrée extr'ordinaire</text:p>
      <text:p text:style-name="P44">Se doive<text:s/>infailliblement faire:</text:p>
      <text:p text:style-name="P45">O Bien-aimez Lecteurs divers,</text:p>
      <text:p text:style-name="P46">Et vous, Princesse, que mes Vers</text:p>
      <text:p text:style-name="P47">Reconnoissent pour souveraine</text:p>
      <text:p text:style-name="P48">De<text:s/>leur assez féconde veine,</text:p>
      <text:p text:style-name="P49">Je ne scay comment je feray ,</text:p>
      <text:p text:style-name="P50">Je ne sçay<text:s/>pas si j'écriray,</text:p>
      <text:p text:style-name="P51">J'en suis fort dans l'incertitude :</text:p>
      <text:p text:style-name="P52">Toutefois, bornons ce Prélude,</text:p>
      <text:p text:style-name="P53">Et<text:s/>de cét Eminent Prélat</text:p>
      <text:p text:style-name="P54">Dont le mérite a tant d'éclat,</text:p>
      <text:p text:style-name="P55">Et dont vole par tout la gloire,</text:p>
      <text:p text:style-name="P56">Reprenons le fil de l'histoire.</text:p>
      <text:p text:style-name="P57"/>
      <text:p text:style-name="P58">Vendredy dernier, nôtre Roy</text:p>
      <text:p text:style-name="P59"/>
      <text:p text:style-name="P60">Luy fit voir en moult noble aroy,</text:p>
      <text:p text:style-name="P61">En une large et vaste Plaine,</text:p>
      <text:p text:style-name="P62">Une Revûë entiere et pleine,</text:p>
      <text:p text:style-name="P63">Et dans un ordre merveilleux,</text:p>
      <text:p text:style-name="P64">Tous les Rougets et tous les Bleus,</text:p>
      <text:p text:style-name="P65">Tous les François et tous les Suisses</text:p>
      <text:p text:style-name="P66">Qui, comme ordinaires Milices,</text:p>
      <text:p text:style-name="P67">En tout lieu, voyage et saizon,</text:p>
      <text:p text:style-name="P68">Suivent sa Cour et sa Maizon,</text:p>
      <text:p text:style-name="P69">A tous lesquels la solde il donne</text:p>
      <text:p text:style-name="P70">Pour la garde de sa Personne,</text:p>
      <text:p text:style-name="P71">Dont ils ont un soin spécial ;</text:p>
      <text:p text:style-name="P72">Et cét Exercite Royal,</text:p>
      <text:p text:style-name="P73">Ce Camp ambulant et fidelle,</text:p>
      <text:p text:style-name="P74">Dont la marche est toûjours fort belle,</text:p>
      <text:p text:style-name="P75">Tant Fantassins, que Cavaliers,</text:p>
      <text:p text:style-name="P76">Se monte à plus de dix milliers.</text:p>
      <text:p text:style-name="P77">Le Roy, dont si riche est la taille,</text:p>
      <text:p text:style-name="P78">Les rangea luy-mesme en bataille,</text:p>
      <text:p text:style-name="P79">Et tous les Corps, d'un cœur ardant,</text:p>
      <text:p text:style-name="P80">Sous un si digne Cemmandant,</text:p>
      <text:p text:style-name="P81">Marchérent, campérent, tirérent,</text:p>
      <text:p text:style-name="P82">Et finalement défilérent,</text:p>
      <text:p text:style-name="P83">Ayans rendu les spectateurs</text:p>
      <text:p text:style-name="P84">Cent et cent fois admirateurs</text:p>
      <text:p text:style-name="P85">De leur adresse et promptitude,</text:p>
      <text:p text:style-name="P86">Et de la noble lestitude</text:p>
      <text:p text:style-name="P87">Des Oficiers, en génèral,</text:p>
      <text:p text:style-name="P88">Jusques au moindre Caporal.</text:p>
      <text:p text:style-name="P89">Ce Chef, depuis peu (que Dieu garde)</text:p>
      <text:p text:style-name="P90">Des Chevaux-légers de la Garde,</text:p>
      <text:p text:style-name="P91">Monsieur de Chaune, Duc et Pair,</text:p>
      <text:p text:style-name="P92">Fit, en cetuy-jour, du bel-air,</text:p>
      <text:p text:style-name="P93">La fonction vraye et réelle</text:p>
      <text:p text:style-name="P94">De cette Charge illustre et belle,</text:p>
      <text:p text:style-name="P95">Et laquelle il a mérité</text:p>
      <text:p text:style-name="P96">D'obtenir de Sa Majesté,</text:p>
      <text:p text:style-name="P97">Pour ses vertus, pour sa Naissance,</text:p>
      <text:p text:style-name="P98">Et les services qu'à la France,</text:p>
      <text:p text:style-name="P99">Avec courage, avec honneur,</text:p>
      <text:p text:style-name="P100">A rendus ce brave Seigneur.</text:p>
      <text:p text:style-name="P101"/>
      <text:p text:style-name="P102">232</text:p>
      <text:p text:style-name="P103">Ensuite, Sadite Eminence</text:p>
      <text:p text:style-name="P104">Admira la magnificence</text:p>
      <text:p text:style-name="P105">(Le lendemain, ou jour d'aprés)</text:p>
      <text:p text:style-name="P106">D'un grand Bal, pour luy fait exprés,</text:p>
      <text:p text:style-name="P107">Où toute la Maison Royale,</text:p>
      <text:p text:style-name="P108">Qui n'a point au Monde d'égale</text:p>
      <text:p text:style-name="P109">En Noblesse, pompe et grandeur,</text:p>
      <text:p text:style-name="P110">Parut dans toute sa splendeur:</text:p>
      <text:p text:style-name="P111">Où nos belles Dames parées,</text:p>
      <text:p text:style-name="P112">Dignes cent fois d'être admirées,</text:p>
      <text:p text:style-name="P113">Avec leurs apas sans-pareils.</text:p>
      <text:p text:style-name="P114">Paroissoient autant de Soleils ;</text:p>
      <text:p text:style-name="P115">Bref, où les Courtizans de France,</text:p>
      <text:p text:style-name="P116">Bons pour la guerre et pour la dance,</text:p>
      <text:p text:style-name="P117">Plaizoient aux yeux, à tout moment,</text:p>
      <text:p text:style-name="P118">En dansant cavaliérement.</text:p>
      <text:p text:style-name="P119"/>
      <text:p text:style-name="P120">Dimanche, le Roy nôtre Sire,</text:p>
      <text:p text:style-name="P121">Et je le sçay par oüyr-dire,</text:p>
      <text:p text:style-name="P122">(Car, hélas ! je n'êtois pas-là,)</text:p>
      <text:p text:style-name="P123">Le Légat susdit régala</text:p>
      <text:p text:style-name="P124">D'un Festin vrayment admirable,</text:p>
      <text:p text:style-name="P125">N'étant qu'eux-d'eux seuls à la table,</text:p>
      <text:p text:style-name="P126">Où servirent, avec respect,</text:p>
      <text:p text:style-name="P127">Et dans un ordre circonspect,</text:p>
      <text:p text:style-name="P128">Non des Oficiers bas et minces,</text:p>
      <text:p text:style-name="P129">Mais des grands Seigneurs<text:s/>et<text:s/>des<text:s/>Princes,</text:p>
      <text:p text:style-name="P130">Chacun selon leur qualité</text:p>
      <text:p text:style-name="P131">Comme aux jours de solennité.</text:p>
      <text:p text:style-name="P132"/>
      <text:p text:style-name="P133">Le lendemain, la Reine-Mére,</text:p>
      <text:p text:style-name="P134">Que toute l'Europe révére,</text:p>
      <text:p text:style-name="P135">Entre toutes ses Majestez,</text:p>
      <text:p text:style-name="P136">Pour ses illustres qualitez</text:p>
      <text:p text:style-name="P137">De belle, de bonne, de juste,<text:s/></text:p>
      <text:p text:style-name="P138">De sage, d'aimable et d'auguste,</text:p>
      <text:p text:style-name="P139">Par pure et sainte afection,</text:p>
      <text:p text:style-name="P140">Luy fit une Colation</text:p>
      <text:p text:style-name="P141">Dans une Chambre, ou grande sale,</text:p>
      <text:p text:style-name="P142">Si magnifique et si Royale,</text:p>
      <text:p text:style-name="P143">Que ledit Monseigneur Chizy,</text:p>
      <text:p text:style-name="P144">Fut d'admiration saizy,</text:p>
      <text:p text:style-name="P145">Autant qu'en nul jour de sa vie</text:p>
      <text:p text:style-name="P146">De voir une Table servie</text:p>
      <text:p text:style-name="P147">De fruits assez délicieux</text:p>
      <text:p text:style-name="P148">Pour régaler des Demy-Dieux;</text:p>
      <text:p text:style-name="P149">Et (ce qui combloit de merveilles)</text:p>
      <text:p text:style-name="P150">Dans de si galantes corbeilles,</text:p>
      <text:p text:style-name="P151">Et dans un si rare apareil,</text:p>
      <text:p text:style-name="P152">Que jamais rien ne fut pareil</text:p>
      <text:p text:style-name="P153">A cette agréable dépence</text:p>
      <text:p text:style-name="P154">Faite exprés pour Son Eminence :</text:p>
      <text:p text:style-name="P155">Car outre les fruits délicats,</text:p>
      <text:p text:style-name="P156">Coûtant des milliers de Ducats,</text:p>
      <text:p text:style-name="P157">J'ay sceu de diverses personnes</text:p>
      <text:p text:style-name="P158">Qu'autour des corbeilles mignonnes</text:p>
      <text:p text:style-name="P159">Mille beaux rubans ajustez</text:p>
      <text:p text:style-name="P160">Y formoient des jolivetez,</text:p>
      <text:p text:style-name="P161">Non seulement si surprenantes,</text:p>
      <text:p text:style-name="P162">Mais si belles et si brillantes,</text:p>
      <text:p text:style-name="P163">Qu'elles cauzoient à tout moment</text:p>
      <text:p text:style-name="P164">De l'aize et du ravissement</text:p>
      <text:p text:style-name="P165">Si, selon mon dézir extresme,</text:p>
      <text:p text:style-name="P166">J'avois vû ces chozes moy-mesme,</text:p>
      <text:p text:style-name="P167">Possible, au gré des curieux,<text:s/></text:p>
      <text:p text:style-name="P168">En parlerois-je aujourd'huy mieux ;</text:p>
      <text:p text:style-name="P169">Car l'objet, l'esprit subtilitize,</text:p>
      <text:p text:style-name="P170">Mais il faut que cecy sufise :<text:s/></text:p>
      <text:p text:style-name="P171">Puis je croy que dans quelques jours</text:p>
      <text:p text:style-name="P172">On fera de plus longs discours,</text:p>
      <text:p text:style-name="P173">Que l'on poura métre en lumiére,</text:p>
      <text:p text:style-name="P174">Sur cette excélente matière.</text:p>
      <text:p text:style-name="P175"/>
      <text:p text:style-name="P176">J’ai sceu d’un Officier à Sel</text:p>
      <text:p text:style-name="P177">Que, Mardy, certain Carozel</text:p>
      <text:p text:style-name="P178">Se fit en la propre prézence</text:p>
      <text:p text:style-name="P179">De sadite Illustre Eminence,</text:p>
      <text:p text:style-name="P180">Où le Roy, Prince haut et droit,</text:p>
      <text:p text:style-name="P181">De tous les Roys le plus adroit,</text:p>
      <text:p text:style-name="P182">Fit plusieurs courses, qu’admirérent</text:p>
      <text:p text:style-name="P183">Les Etrangers qui s’y trouvérent,</text:p>
      <text:p text:style-name="P184">Charmant les cœurs de tout chacun,</text:p>
      <text:p text:style-name="P185">Et du Légat plus que pas un :</text:p>
      <text:p text:style-name="P186">Auquel Legat on oüit dire,</text:p>
      <text:p text:style-name="P187">Que, pour bien régir un Empire,</text:p>
      <text:p text:style-name="P188">Pour bien courre, pour bien chasser,</text:p>
      <text:p text:style-name="P189">Pour galantizer, pour danser,</text:p>
      <text:p text:style-name="P190">Pour raizonner avec prudence</text:p>
      <text:p text:style-name="P191">En des chozes de conséquence,</text:p>
      <text:p text:style-name="P192">Pour paix, pour guerre, pour conseil,</text:p>
      <text:p text:style-name="P193">Ce Grand Roy<text:s/>n’a point de pareil.</text:p>
      <text:p text:style-name="P194"/>
      <text:p text:style-name="P195">Enfin, aprés tant de Régales,</text:p>
      <text:p text:style-name="P196">Et tant de preuves sans égales,</text:p>
      <text:p text:style-name="P197">De l'afection qu'aujourd'huy</text:p>
      <text:p text:style-name="P198">Nôtre Souverain a pour luy,<text:s/></text:p>
      <text:p text:style-name="P199">Mardy, ce Prélat d'importance</text:p>
      <text:p text:style-name="P200">Eut de toute la Cour de Franc</text:p>
      <text:p text:style-name="P201">(Selon un mémoire que j'ay)</text:p>
      <text:p text:style-name="P202">Son Audiance de congé;</text:p>
      <text:p text:style-name="P203">Et sans être plus diférée,</text:p>
      <text:p text:style-name="P204">Il fait aujourd'huy son Entrée</text:p>
      <text:p text:style-name="P205">Dans Paris la grande Cité,</text:p>
      <text:p text:style-name="P206">Où d'un beau dézir excité,</text:p>
      <text:p text:style-name="P207">Je vais chercher une fenêtre</text:p>
      <text:p text:style-name="P208">Pour voir, en sa gloire parêtre,</text:p>
      <text:p text:style-name="P209">Cét Illustre Prince Romain,</text:p>
      <text:p text:style-name="P210">Qui doit deux jours après demain,</text:p>
      <text:p text:style-name="P211"/>
      <text:p text:style-name="P212">233<text:s/></text:p>
      <text:p text:style-name="P213">Plus gay, plus satisfait, plus libre,</text:p>
      <text:p text:style-name="P214">Retrograder devers le Tybre.</text:p>
      <text:p text:style-name="P215"/>
      <text:p text:style-name="P216">Enfin, commodément placé</text:p>
      <text:p text:style-name="P217">Comme à peu-prés j'avois pensé,</text:p>
      <text:p text:style-name="P218">Dans un honnête domicile,</text:p>
      <text:p text:style-name="P219">J’ay l'Entrée, en cette Ville,</text:p>
      <text:p text:style-name="P220">Du Seigneur Cardinal-Légat,</text:p>
      <text:p text:style-name="P221">Sous un Poële de grand éclat;</text:p>
      <text:p text:style-name="P222">Entrée, en vérité, si belle,</text:p>
      <text:p text:style-name="P223">Que pour Parler dignement d'elle,</text:p>
      <text:p text:style-name="P224">Quand j'aurois le talent charmant</text:p>
      <text:p text:style-name="P225">De feu Monsieur de Saint-Amand,</text:p>
      <text:p text:style-name="P226">Quand j'écrirois d'un ton superbe</text:p>
      <text:p text:style-name="P227">Comme Chapelain ou Malerbe,</text:p>
      <text:p text:style-name="P228">Ou comme le grand du Perron,</text:p>
      <text:p text:style-name="P229">Quand j'aurois l'esprit de Scarron,</text:p>
      <text:p text:style-name="P230">Quand j'aurois receu tablature</text:p>
      <text:p text:style-name="P231">De défunt Monsieur de Voiture,</text:p>
      <text:p text:style-name="P232">Quand j’aurois trente jours de temps</text:p>
      <text:p text:style-name="P233">Pour rendre mes Lecteurs contens,</text:p>
      <text:p text:style-name="P234">Et que je fisse dix Gazettes</text:p>
      <text:p text:style-name="P235">Toutes longues, toutes complettes,</text:p>
      <text:p text:style-name="P236">Tu ne pourois certainement,</text:p>
      <text:p text:style-name="P237">Discourir assez pleinement</text:p>
      <text:p text:style-name="P238">De cette trionfante Entrée</text:p>
      <text:p text:style-name="P239">Et ce qui rend mon ame outrée</text:p>
      <text:p text:style-name="P240">D’une espéce de dézespoir,</text:p>
      <text:p text:style-name="P241">C’est qu'il est neuf heures du soir,</text:p>
      <text:p text:style-name="P242">Et que mon Imprimeur me presse</text:p>
      <text:p text:style-name="P243"/>
      <text:p text:style-name="P244">De sacrifier à sa Presse</text:p>
      <text:p text:style-name="P245">Les Vers, qu'à force de réver,</text:p>
      <text:p text:style-name="P246">Je vien maintenant d'achever.</text:p>
      <text:p text:style-name="P247">Le jour a rompu mes mèzures,</text:p>
      <text:p text:style-name="P248">Et j'ay dit au Sort des injures</text:p>
      <text:p text:style-name="P249">D'avoir permis qu'un Samedy,</text:p>
      <text:p text:style-name="P250">Et non un Dimanche, ou Lundy,</text:p>
      <text:p text:style-name="P251">Cette solennelle journée</text:p>
      <text:p text:style-name="P252">Se soit si soudain terminée</text:p>
      <text:p text:style-name="P253">Sans avoir le moindre loizir,</text:p>
      <text:p text:style-name="P254">De parler, selon mon dézir,</text:p>
      <text:p text:style-name="P255">D'une matiére qui mérite</text:p>
      <text:p text:style-name="P256">D'être bien dite et bien écrite.</text:p>
      <text:p text:style-name="P257"/>
      <text:p text:style-name="P258">Je feray, donc, peu mention</text:p>
      <text:p text:style-name="P259">D'une si célébre Action<text:s/>;</text:p>
      <text:p text:style-name="P260">Princesse, de moy respectée,</text:p>
      <text:p text:style-name="P261">L'heure est, sans mentir, trop hâtée,</text:p>
      <text:p text:style-name="P262">Pour en dire aujourd'huy le quart,</text:p>
      <text:p text:style-name="P263">Et Dimanche il seroit trop tard.</text:p>
      <text:p text:style-name="P264"/>
      <text:p text:style-name="P265">Tout-de-bon, la Lettre prézente</text:p>
      <text:p text:style-name="P266">Ne me semble guére excélente :</text:p>
      <text:p text:style-name="P267">Mais, ô<text:s/>vous, Gens d'entendement,</text:p>
      <text:p text:style-name="P268">Eussay-je pû faire autrement</text:p>
      <text:p text:style-name="P269">Dans un embaras de la sorte ?</text:p>
      <text:p text:style-name="P270">C’est à vous que je m'en raporte.</text:p>
      <text:p text:style-name="P271"/>
      <text:p text:style-name="P272">Fait le jour que Monsieur Chizy,</text:p>
      <text:p text:style-name="P273"><text:span text:style-name="T274">Pour son Entrée avoit choizy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08:00Z</meta:creation-date>
    <dc:date>2020-02-13T11:08:00Z</dc:date>
    <meta:template xlink:href="Normal" xlink:type="simple"/>
    <meta:editing-cycles>2</meta:editing-cycles>
    <meta:editing-duration>PT0S</meta:editing-duration>
    <meta:document-statistic meta:page-count="3" meta:paragraph-count="15" meta:word-count="1189" meta:character-count="7953" meta:row-count="56" meta:non-whitespace-character-count="6779"/>
  </office:meta>
</office:document-meta>
</file>